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5.3542in" fo:margin-left="0.7757in" fo:margin-right="0.4917in" table:align="margins" style:shadow="#808080 0.0708in -0.0708in"/>
    </style:style>
    <style:style style:name="Table1.A" style:family="table-column">
      <style:table-column-properties style:column-width="2.5188in" style:rel-column-width="30831*"/>
    </style:style>
    <style:style style:name="Table1.B" style:family="table-column">
      <style:table-column-properties style:column-width="2.5194in" style:rel-column-width="30839*"/>
    </style:style>
    <style:style style:name="Table1.C" style:family="table-column">
      <style:table-column-properties style:column-width="0.316in" style:rel-column-width="3865*"/>
    </style:style>
    <style:style style:name="Table1.1" style:family="table-row">
      <style:table-row-properties style:min-row-height="0.2215in"/>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6" style:family="table">
      <style:table-properties style:width="3.5396in" fo:margin-left="1.8188in" fo:margin-right="1.2632in" table:align="margins" style:shadow="#808080 0.0708in -0.0708in"/>
    </style:style>
    <style:style style:name="Table6.A" style:family="table-column">
      <style:table-column-properties style:column-width="0.5882in" style:rel-column-width="10890*"/>
    </style:style>
    <style:style style:name="Table6.B" style:family="table-column">
      <style:table-column-properties style:column-width="1.1799in" style:rel-column-width="21845*"/>
    </style:style>
    <style:style style:name="Table6.C" style:family="table-column">
      <style:table-column-properties style:column-width="0.591in" style:rel-column-width="10941*"/>
    </style:style>
    <style:style style:name="Table6.D" style:family="table-column">
      <style:table-column-properties style:column-width="1.1806in" style:rel-column-width="21859*"/>
    </style:style>
    <style:style style:name="Table6.1" style:family="table-row">
      <style:table-row-properties style:min-row-height="0.2215in"/>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ff" fo:padding="0.0382in" fo:border="0.0007in solid #000000">
        <style:background-image/>
      </style:table-cell-properties>
    </style:style>
    <style:style style:name="Table4" style:family="table">
      <style:table-properties style:width="5.2007in" table:align="center"/>
    </style:style>
    <style:style style:name="Table4.A" style:family="table-column">
      <style:table-column-properties style:column-width="1.1444in"/>
    </style:style>
    <style:style style:name="Table4.B" style:family="table-column">
      <style:table-column-properties style:column-width="0.5958in"/>
    </style:style>
    <style:style style:name="Table4.C" style:family="table-column">
      <style:table-column-properties style:column-width="3.4604in"/>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8" style:family="table">
      <style:table-properties style:width="4.1736in" fo:margin-left="1.366in" fo:margin-right="1.0819in" table:align="margins" style:shadow="#808080 0.0708in -0.0708in"/>
    </style:style>
    <style:style style:name="Table8.A" style:family="table-column">
      <style:table-column-properties style:column-width="0.3146in" style:rel-column-width="4945*"/>
    </style:style>
    <style:style style:name="Table8.B" style:family="table-column">
      <style:table-column-properties style:column-width="3.5431in" style:rel-column-width="55633*"/>
    </style:style>
    <style:style style:name="Table8.C" style:family="table-column">
      <style:table-column-properties style:column-width="0.316in" style:rel-column-width="4957*"/>
    </style:style>
    <style:style style:name="Table8.1" style:family="table-row">
      <style:table-row-properties style:min-row-height="0.2215in"/>
    </style:style>
    <style:style style:name="Table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ff" fo:padding="0.0382in" fo:border="0.0007in solid #000000">
        <style:background-image/>
      </style:table-cell-properties>
    </style:style>
    <style:style style:name="Table7" style:family="table">
      <style:table-properties style:width="5.484in" table:align="center" style:shadow="#808080 0.0708in -0.0708in"/>
    </style:style>
    <style:style style:name="Table7.A" style:family="table-column">
      <style:table-column-properties style:column-width="0.4979in"/>
    </style:style>
    <style:style style:name="Table7.B" style:family="table-column">
      <style:table-column-properties style:column-width="3.9882in"/>
    </style:style>
    <style:style style:name="Table7.C" style:family="table-column">
      <style:table-column-properties style:column-width="0.4986in"/>
    </style:style>
    <style:style style:name="Table7.D" style:family="table-column">
      <style:table-column-properties style:column-width="0.4993in"/>
    </style:style>
    <style:style style:name="Table7.1" style:family="table-row">
      <style:table-row-properties style:min-row-height="0.2215in"/>
    </style:style>
    <style:style style:name="Table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e6e6ff" fo:padding="0.0382in" fo:border="0.0007in solid #000000">
        <style:background-image/>
      </style:table-cell-properties>
    </style:style>
    <style:style style:name="Table2" style:family="table">
      <style:table-properties style:width="3.1799in" table:align="center"/>
    </style:style>
    <style:style style:name="Table2.A" style:family="table-column">
      <style:table-column-properties style:column-width="1.35in"/>
    </style:style>
    <style:style style:name="Table2.B" style:family="table-column">
      <style:table-column-properties style:column-width="0.8597in"/>
    </style:style>
    <style:style style:name="Table2.C" style:family="table-column">
      <style:table-column-properties style:column-width="0.9701in"/>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ff"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771in" fo:margin-left="0.0042in" fo:margin-right="0.0111in" table:align="margins"/>
    </style:style>
    <style:style style:name="Table5.A" style:family="table-column">
      <style:table-column-properties style:column-width="0.2701in" style:rel-column-width="2651*"/>
    </style:style>
    <style:style style:name="Table5.B" style:family="table-column">
      <style:table-column-properties style:column-width="1.2389in" style:rel-column-width="12159*"/>
    </style:style>
    <style:style style:name="Table5.C" style:family="table-column">
      <style:table-column-properties style:column-width="0.7903in" style:rel-column-width="7756*"/>
    </style:style>
    <style:style style:name="Table5.D" style:family="table-column">
      <style:table-column-properties style:column-width="0.4076in" style:rel-column-width="4000*"/>
    </style:style>
    <style:style style:name="Table5.E" style:family="table-column">
      <style:table-column-properties style:column-width="3.9701in" style:rel-column-width="38969*"/>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E1" style:family="table-cell">
      <style:table-cell-properties fo:background-color="#e6e6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0pt" style:font-size-asian="10pt" style:font-size-complex="10pt"/>
    </style:style>
    <style:style style:name="P2" style:family="paragraph" style:parent-style-name="Table_20_Contents">
      <style:text-properties style:font-name="Trebuchet MS" fo:font-size="10pt" fo:font-weight="normal" style:font-size-asian="10pt" style:font-weight-asian="normal" style:font-size-complex="10pt" style:font-weight-complex="normal"/>
    </style:style>
    <style:style style:name="P3" style:family="paragraph" style:parent-style-name="Table_20_Contents">
      <style:paragraph-properties fo:text-align="center" style:justify-single-word="false"/>
      <style:text-properties style:font-name="Trebuchet MS" fo:font-size="8pt" style:font-size-asian="8pt" style:font-size-complex="8pt"/>
    </style:style>
    <style:style style:name="P4" style:family="paragraph" style:parent-style-name="Table_20_Contents">
      <style:text-properties fo:color="#000000" style:font-name="Trebuchet MS" fo:font-size="10pt" style:font-size-asian="10pt" style:font-size-complex="10pt"/>
    </style:style>
    <style:style style:name="P5"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6" style:family="paragraph" style:parent-style-name="Standard">
      <style:paragraph-properties fo:margin-left="0.4925in" fo:margin-right="0in" fo:text-indent="0in"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0.4925in" fo:margin-right="0in" fo:text-indent="0in" style:auto-text-indent="false"/>
      <style:text-properties style:font-name="Trebuchet MS" fo:font-size="10pt" style:font-size-asian="10pt" style:font-size-complex="10pt"/>
    </style:style>
    <style:style style:name="P8" style:family="paragraph" style:parent-style-name="Standard">
      <style:text-properties style:font-name="Trebuchet MS" fo:font-size="10pt" style:font-size-asian="10pt" style:font-size-complex="10pt"/>
    </style:style>
    <style:style style:name="P9" style:family="paragraph" style:parent-style-name="Standard">
      <style:paragraph-properties fo:text-align="center" style:justify-single-word="false"/>
      <style:text-properties style:font-name="Trebuchet MS" fo:font-size="10pt" style:font-size-asian="10pt" style:font-size-complex="10pt"/>
    </style:style>
    <style:style style:name="P10" style:family="paragraph" style:parent-style-name="Standard">
      <style:paragraph-properties fo:text-align="justify" style:justify-single-word="false"/>
      <style:text-properties style:font-name="Trebuchet MS" fo:font-size="10pt" style:font-size-asian="10pt" style:font-size-complex="10pt"/>
    </style:style>
    <style:style style:name="P11" style:family="paragraph" style:parent-style-name="Standard">
      <style:text-properties style:font-name="Trebuchet MS" fo:font-size="10pt" fo:font-weight="bold" style:font-size-asian="10pt" style:font-weight-asian="bold" style:font-size-complex="10pt" style:font-weight-complex="bold"/>
    </style:style>
    <style:style style:name="P12" style:family="paragraph" style:parent-style-name="Standard">
      <style:text-properties style:font-name="Trebuchet MS"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rebuchet MS" fo:font-size="10pt" fo:font-weight="normal" style:font-size-asian="10pt" style:font-weight-asian="normal" style:font-size-complex="10pt" style:font-weight-complex="normal"/>
    </style:style>
    <style:style style:name="P1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Trebuchet MS"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8" style:family="paragraph" style:parent-style-name="Standard">
      <style:text-properties style:font-name="Trebuchet MS" fo:font-size="8pt" style:font-size-asian="8pt" style:font-size-complex="8pt"/>
    </style:style>
    <style:style style:name="P19" style:family="paragraph" style:parent-style-name="Standard">
      <style:paragraph-properties fo:text-align="center" style:justify-single-word="false"/>
      <style:text-properties style:font-name="Trebuchet MS" fo:font-size="8pt" style:font-size-asian="8pt" style:font-size-complex="8pt"/>
    </style:style>
    <style:style style:name="P20" style:family="paragraph" style:parent-style-name="Standard">
      <style:paragraph-properties fo:text-align="justify" style:justify-single-word="false"/>
    </style:style>
    <style:style style:name="P21" style:family="paragraph" style:parent-style-name="Standard">
      <style:text-properties fo:color="#ff0000" style:font-name="Trebuchet MS" fo:font-size="10pt" fo:font-weight="normal" style:font-size-asian="10pt" style:font-weight-asian="normal" style:font-size-complex="10pt" style:font-weight-complex="normal"/>
    </style:style>
    <style:style style:name="P22" style:family="paragraph" style:parent-style-name="Standard">
      <style:paragraph-properties fo:margin-left="0in" fo:margin-right="0in" fo:text-indent="0in" style:auto-text-indent="false"/>
      <style:text-properties style:font-name="Trebuchet MS" fo:font-size="10pt"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text-properties style:font-name="Trebuchet MS" fo:font-size="10pt" style:font-size-asian="10pt" style:font-size-complex="10pt"/>
    </style:style>
    <style:style style:name="P24" style:family="paragraph" style:parent-style-name="Standard">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6" style:family="paragraph" style:parent-style-name="Standard">
      <style:paragraph-properties fo:margin-left="0in" fo:margin-right="0in" fo:text-align="justify"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7"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paragraph-properties fo:margin-left="0in" fo:margin-right="0in" fo:text-indent="0in" style:auto-text-indent="false"/>
      <style:text-properties style:font-name="Trebuchet MS"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Trebuchet MS" fo:font-size="10pt" style:text-underline-style="none" fo:font-weight="normal" style:font-size-asian="10pt" style:font-weight-asian="normal" style:font-size-complex="10pt"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5" style:family="paragraph" style:parent-style-name="Standard">
      <style:paragraph-properties fo:margin-left="0in" fo:margin-right="0in" fo:text-indent="0in" style:auto-text-indent="false"/>
      <style:text-properties style:font-name="Trebuchet MS" fo:font-size="8pt" fo:font-weight="normal"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style:font-name="Trebuchet MS" fo:font-size="16pt" fo:font-weight="bold" style:font-size-asian="16pt" style:font-weight-asian="bold" style:font-size-complex="16pt" style:font-weight-complex="bold"/>
    </style:style>
    <style:style style:name="P37" style:family="paragraph" style:parent-style-name="Standard">
      <style:paragraph-properties fo:margin-left="0in" fo:margin-right="0in" fo:text-align="center" style:justify-single-word="false" fo:text-indent="0in" style:auto-text-indent="false" fo:break-before="page"/>
      <style:text-properties style:font-name="Trebuchet MS" fo:font-size="16pt" style:text-underline-style="none" fo:font-weight="bold" style:font-size-asian="16pt" style:font-weight-asian="bold" style:font-size-complex="16pt" style:font-weight-complex="bold"/>
    </style:style>
    <style:style style:name="P38" style:family="paragraph" style:parent-style-name="Standard">
      <style:paragraph-properties fo:margin-left="0in" fo:margin-right="0in" fo:text-indent="0in" style:auto-text-indent="false" fo:break-before="page"/>
      <style:text-properties style:font-name="Trebuchet MS" fo:font-size="10pt" style:font-size-asian="10pt" style:font-size-complex="10pt"/>
    </style:style>
    <style:style style:name="P39" style:family="paragraph" style:parent-style-name="Standard">
      <style:paragraph-properties fo:text-align="center" style:justify-single-word="false" fo:break-before="page"/>
      <style:text-properties style:font-name="Trebuchet MS" fo:font-size="16pt" style:text-underline-style="none" fo:font-weight="bold" style:font-size-asian="16pt" style:font-weight-asian="bold" style:font-size-complex="16pt" style:font-weight-complex="bold"/>
    </style:style>
    <style:style style:name="P40" style:family="paragraph" style:parent-style-name="Standard">
      <style:paragraph-properties fo:text-align="center" style:justify-single-word="false" fo:break-before="page"/>
      <style:text-properties style:font-name="Trebuchet MS" fo:font-size="16pt" style:text-underline-style="none" fo:font-weight="bold" style:font-size-asian="14pt" style:font-weight-asian="bold" style:font-size-complex="16pt" style:font-weight-complex="bold"/>
    </style:style>
    <style:style style:name="P41" style:family="paragraph" style:parent-style-name="Standard">
      <style:paragraph-properties fo:margin-left="0.9846in" fo:margin-right="0in" fo:text-indent="0in" style:auto-text-indent="false"/>
      <style:text-properties fo:color="#000000" style:font-name="Trebuchet MS" fo:font-size="10pt" style:font-size-asian="10pt" style:font-size-complex="10pt"/>
    </style:style>
    <style:style style:name="P42" style:family="paragraph" style:parent-style-name="Standard" style:list-style-name="L3">
      <style:text-properties style:font-name="Trebuchet MS" fo:font-size="10pt" style:font-size-asian="10pt" style:font-size-complex="10pt"/>
    </style:style>
    <style:style style:name="P43" style:family="paragraph" style:parent-style-name="Standard" style:list-style-name="L4">
      <style:text-properties style:font-name="Trebuchet MS" fo:font-size="10pt" fo:font-weight="normal" style:font-size-asian="10pt" style:font-weight-asian="normal" style:font-size-complex="10pt" style:font-weight-complex="normal"/>
    </style:style>
    <style:style style:name="P44" style:family="paragraph" style:parent-style-name="Standard" style:list-style-name="L1">
      <style:paragraph-properties fo:margin-left="0in" fo:margin-right="0in" fo:text-indent="0in" style:auto-text-indent="false"/>
      <style:text-properties style:font-name="Trebuchet MS" fo:font-size="10pt" style:font-size-asian="10pt" style:font-size-complex="10pt"/>
    </style:style>
    <style:style style:name="P45" style:family="paragraph" style:parent-style-name="Standard" style:list-style-name="L2">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46" style:family="paragraph" style:parent-style-name="Standard" style:list-style-name="L2">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7" style:family="paragraph" style:parent-style-name="Standard" style:list-style-name="L4">
      <style:paragraph-properties fo:margin-left="0in" fo:margin-right="0in" fo:text-indent="0in" style:auto-text-indent="false">
        <style:tab-stops/>
      </style:paragraph-properties>
      <style:text-properties style:font-name="Trebuchet MS" fo:font-size="10pt" fo:font-weight="normal" style:font-size-asian="10pt" style:font-weight-asian="normal" style:font-size-complex="10pt" style:font-weight-complex="normal"/>
    </style:style>
    <style:style style:name="P48" style:family="paragraph" style:parent-style-name="Standard" style:list-style-name="L5">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9" style:family="paragraph" style:parent-style-name="Standard" style:list-style-name="L6">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50" style:family="paragraph" style:parent-style-name="Standard" style:list-style-name="L5">
      <style:paragraph-properties fo:margin-left="0in" fo:margin-right="0in" fo:text-indent="0in" style:auto-text-indent="false"/>
    </style:style>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style:font-name="Trebuchet MS" fo:font-size="10pt" fo:font-weight="normal" style:font-size-asian="10pt" style:font-weight-asian="normal" style:font-size-complex="10pt" style:font-weight-complex="normal"/>
    </style:style>
    <style:style style:name="T4" style:family="text">
      <style:text-properties style:font-name="Trebuchet MS" fo:font-size="10pt" style:font-size-asian="10pt" style:font-size-complex="10pt"/>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eeEMS Serial Protocol – Core</text:p>
      <text:p text:style-name="P14"/>
      <text:p text:style-name="P9">Version 0.6 - 27rd December 2010. (Working Draft)</text:p>
      <text:p text:style-name="P9">GNU General Public License V3 or later.</text:p>
      <text:p text:style-name="P9"/>
      <text:p text:style-name="P9"/>
      <text:p text:style-name="P9"/>
      <text:p text:style-name="P9"/>
      <text:p text:style-name="P9"/>
      <text:p text:style-name="P9"/>
      <text:p text:style-name="P9"/>
      <text:p text:style-name="P9"/>
      <text:p text:style-name="P15">Foreword</text:p>
      <text:p text:style-name="P10"/>
      <text:p text:style-name="P23">The purpose of the protocol is to provide reliable two-way serial communication with FreeEMS and associated devices over multiple physical protocols. This will commonly be used for live tuning, configuration changes, firmware updates and data acquisition of various types.</text:p>
      <text:p text:style-name="P23"/>
      <text:p text:style-name="P13">This document covers the basic data transfer protocol, which all implementations should adhere to. It describes the methods through which various functions are achieved, right down to the hardware, at all but the application level.</text:p>
      <text:p text:style-name="P13"/>
      <text:p text:style-name="P13">Each implementation will provide documentation on the device-specific functionality offered and the payload data formats used.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0"/>
      <text:p text:style-name="P10"/>
      <text:p text:style-name="P10"/>
      <text:p text:style-name="P8"/>
      <text:p text:style-name="P15">Main Attributes</text:p>
      <text:p text:style-name="P8"/>
      <text:list xml:id="list695695843" text:style-name="L1">
        <text:list-item>
          <text:p text:style-name="P44">Compact binary data format to maximize speed and bandwidth.</text:p>
        </text:list-item>
        <text:list-item>
          <text:p text:style-name="P44">Data is packetized with an escaping scheme.</text:p>
        </text:list-item>
        <text:list-item>
          <text:p text:style-name="P44">Each packet consists of a header, payload and checksum.</text:p>
        </text:list-item>
        <text:list-item>
          <text:p text:style-name="P44">Compulsory integrated low-cost checksum.</text:p>
        </text:list-item>
        <text:list-item>
          <text:p text:style-name="P44">Compulsory acknowledgment of received packets.</text:p>
        </text:list-item>
        <text:list-item>
          <text:p text:style-name="P44">Optional sequence numbers</text:p>
        </text:list-item>
        <text:list-item>
          <text:p text:style-name="P44">Big endian multi byte number format</text:p>
        </text:list-item>
        <text:list-item>
          <text:p text:style-name="P44">Compulsory core functionality across implementing devices</text:p>
        </text:list-item>
      </text:list>
      <text:p text:style-name="P22"/>
      <text:p text:style-name="P38"/>
      <text:p text:style-name="P30">Contents</text:p>
      <text:p text:style-name="P27"/>
      <text:list xml:id="list308819589" text:style-name="L2">
        <text:list-item>
          <text:p text:style-name="P45">Packet Description</text:p>
          <text:p text:style-name="P46">a) Packet Data Format</text:p>
          <text:p text:style-name="P46">b) Packet Header Layout</text:p>
          <text:p text:style-name="P46">c) Packet Header Specification</text:p>
          <text:p text:style-name="P46">d) Payload</text:p>
          <text:p text:style-name="P46">e) Checksum</text:p>
        </text:list-item>
        <text:list-item>
          <text:p text:style-name="P45">Header Details</text:p>
          <text:p text:style-name="P46">a) Payload Type</text:p>
          <text:p text:style-name="P46">b) Addressing Behaviour</text:p>
          <text:p text:style-name="P46">c) Acknowledgments</text:p>
          <text:p text:style-name="P46">d) Payload ID</text:p>
          <text:p text:style-name="P46">e) Length Of Payload</text:p>
        </text:list-item>
        <text:list-item>
          <text:p text:style-name="P45">General Information</text:p>
          <text:p text:style-name="P46">a) Packet Size</text:p>
          <text:p text:style-name="P46">b) Reliable Transmission</text:p>
          <text:p text:style-name="P46">c) Flow Control</text:p>
          <text:p text:style-name="P46">d) Protocol Layers</text:p>
          <text:p text:style-name="P46">e) Response Times</text:p>
        </text:list-item>
        <text:list-item>
          <text:p text:style-name="P45">UART Specific Information <text:span text:style-name="T2">(RS232 and USB)</text:span></text:p>
          <text:p text:style-name="P46">a) Packet Data Format</text:p>
          <text:p text:style-name="P46">b) Byte Bit Format</text:p>
          <text:p text:style-name="P46">c) Escaping Scheme</text:p>
          <text:p text:style-name="P46">d) UART Specific Error Detection</text:p>
        </text:list-item>
        <text:list-item>
          <text:p text:style-name="P45">CAN Specific Information</text:p>
        </text:list-item>
        <text:list-item>
          <text:p text:style-name="P45">Appendix A – Protocol Level Payload Types</text:p>
        </text:list-item>
      </text:list>
      <text:p text:style-name="P36">Packet Description</text:p>
      <text:p text:style-name="P25"/>
      <text:p text:style-name="P25"/>
      <text:p text:style-name="P30">Packet Data Format</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cket Header – 3 - 6 Bytes</text:p>
          </table:table-cell>
          <table:table-cell table:style-name="Table1.A1" office:value-type="string">
            <text:p text:style-name="P3">Packet Payload – 0 - Max Bytes</text:p>
          </table:table-cell>
          <table:table-cell table:style-name="Table1.C1" office:value-type="string">
            <text:p text:style-name="P3">CKS</text:p>
          </table:table-cell>
        </table:table-row>
      </table:table>
      <text:p text:style-name="P22"/>
      <text:p text:style-name="P23">A packet consists of a three to six byte header, a payload of variable length from zero to implementation maximum payload size and a one byte checksum. This format will be encapsulated in various lower level constructs depending on the medium of transmission.</text:p>
      <text:p text:style-name="P11"/>
      <text:p text:style-name="P11"/>
      <text:p text:style-name="P15">Packet Header Layout</text:p>
      <text:p text:style-name="P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Flags</text:p>
          </table:table-cell>
          <table:table-cell table:style-name="Table6.A1" office:value-type="string">
            <text:p text:style-name="P3">Payload ID</text:p>
          </table:table-cell>
          <table:table-cell table:style-name="Table6.A1" office:value-type="string">
            <text:p text:style-name="P3">Seq No.</text:p>
          </table:table-cell>
          <table:table-cell table:style-name="Table6.D1" office:value-type="string">
            <text:p text:style-name="P3">Payload Length</text:p>
          </table:table-cell>
        </table:table-row>
      </table:table>
      <text:p text:style-name="P11"/>
      <text:p text:style-name="P11"/>
      <text:p text:style-name="P11"/>
      <text:p text:style-name="P15">Packet Header Specification</text:p>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P1">Byte Sequence</text:p>
          </table:table-cell>
          <table:table-cell table:style-name="Table4.A1" office:value-type="string">
            <text:p text:style-name="P1">Length</text:p>
          </table:table-cell>
          <table:table-cell table:style-name="Table4.C1" office:value-type="string">
            <text:p text:style-name="P1">Data</text:p>
          </table:table-cell>
        </table:table-row>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P1">Header Flags</text:p>
            <text:p text:style-name="P1">Bit 0 - Has Length</text:p>
            <text:p text:style-name="P1">Bit 1 – Is Negative Acknowledgment</text:p>
            <text:p text:style-name="P1">Bit 2 – Has Sequence</text:p>
            <text:p text:style-name="P4">Bit 3 – Reserved</text:p>
            <text:p text:style-name="P1">Bit 4 – <text:span text:style-name="T1">Reserved</text:span></text:p>
            <text:p text:style-name="P1">Bit 5 - <text:span text:style-name="T1">Reserved</text:span></text:p>
            <text:p text:style-name="P1">Bit 6 - <text:span text:style-name="T1">Reserved</text:span></text:p>
            <text:p text:style-name="P1">Bit 7 - <text:span text:style-name="T1">Reserved</text:span></text:p>
          </table:table-cell>
        </table:table-row>
        <table:table-row>
          <table:table-cell table:style-name="Table4.A2" office:value-type="string">
            <text:p text:style-name="P1">2,3</text:p>
          </table:table-cell>
          <table:table-cell table:style-name="Table4.A2" office:value-type="string">
            <text:p text:style-name="P1">2</text:p>
          </table:table-cell>
          <table:table-cell table:style-name="Table4.C2" office:value-type="string">
            <text:p text:style-name="P1">Payload ID</text:p>
          </table:table-cell>
        </table:table-row>
        <table:table-row>
          <table:table-cell table:style-name="Table4.A2" office:value-type="string">
            <text:p text:style-name="P1">4</text:p>
          </table:table-cell>
          <table:table-cell table:style-name="Table4.A2" office:value-type="string">
            <text:p text:style-name="P1">1 (opt)</text:p>
          </table:table-cell>
          <table:table-cell table:style-name="Table4.C2" office:value-type="string">
            <text:p text:style-name="P1">Sequence Number</text:p>
          </table:table-cell>
        </table:table-row>
        <table:table-row>
          <table:table-cell table:style-name="Table4.A2" office:value-type="string">
            <text:p text:style-name="P1">4,5 or 5,6</text:p>
          </table:table-cell>
          <table:table-cell table:style-name="Table4.A2" office:value-type="string">
            <text:p text:style-name="P1">2 (opt)*</text:p>
          </table:table-cell>
          <table:table-cell table:style-name="Table4.C2" office:value-type="string">
            <text:p text:style-name="P1">Length Of Payload (excluding header/checksum)</text:p>
          </table:table-cell>
        </table:table-row>
      </table:table>
      <text:p text:style-name="P18"/>
      <text:p text:style-name="P19">* Required for some packet types</text:p>
      <text:p text:style-name="P8"/>
      <text:p text:style-name="P30">Payload</text:p>
      <text:p text:style-name="P22"/>
      <text:p text:style-name="P23">The payload is specific to the data type being sent. See Payload ID. <text:s/>Data may be Binary or ASCII. ASCII data should be null terminated to allow multiple blocks inside one packet.</text:p>
      <text:p text:style-name="P23"/>
      <text:p text:style-name="P22"/>
      <text:p text:style-name="P15">Checksum</text:p>
      <text:p text:style-name="P11"/>
      <text:p text:style-name="P13">The checksum is a simple 8 bit type as the EMS deals with bytes during uart transmission. It is compulsory to include the checksum in each packet. It is located at the end of the payload to ease load on the EMS during send and receive operations and keep the code simple and compact. The checksum covers all bytes in the message before any escaping and packetising occurs, including the header but not including the start and stop delimiter bytes.</text:p>
      <text:p text:style-name="P39">Header Details</text:p>
      <text:p text:style-name="P15"/>
      <text:p text:style-name="P15"/>
      <text:p text:style-name="P15">Payload Type</text:p>
      <text:p text:style-name="P27"/>
      <text:p text:style-name="P28">Payload IDs of less than 256/0x0100 (0x0000 – 0x00FF / 0 – 255) are of type “protocol” and defined payload IDs should be implemented in all devices using this protocol in their application. (See Appendix A.)</text:p>
      <text:p text:style-name="P28"/>
      <text:p text:style-name="P28">All payload IDs of 256/0x0100 or more When the payload type bit of the header flags is clear (0) the payload type is of the type “firmware”. The firmware payload IDs are covered in the FreeEMS Vanilla Specific protocol specification, and are optional.</text:p>
      <text:p text:style-name="P26"/>
      <text:p text:style-name="P30">Addressing Behaviour</text:p>
      <text:p text:style-name="P27"/>
      <text:p text:style-name="P28">Addressing of packets will be handled by wrapping them in other protocols of a different layer at a higher level. UART is a point to point protocol and thus it does not make sense to use addressing at this layer of the protocol. Wrapping could occur on CAN, SPI, Ethernet and other addressable bus type protocols.</text:p>
      <text:p text:style-name="P28"/>
      <text:p text:style-name="P15">Acknowledgments</text:p>
      <text:p text:style-name="P8"/>
      <text:p text:style-name="P10">All packets received are responded to with an acknowledgement. The acknowledgement payload ID is one greater than whatever was received. In the header of the acknowledgement packet is a bit that specifies whether it is a positive or negative acknowledgement. In the case of success, the payload will either be empty (default) or contain the requested data in the format specified for that payload ID. In the case of failure the payload contains a 16 bit error code.</text:p>
      <text:p text:style-name="P21"/>
      <text:p text:style-name="P30">Payload ID</text:p>
      <text:p text:style-name="P22"/>
      <text:p text:style-name="P23">The payload ID is a unique identifier number that indicates the functionality to be delivered by a request packet. All payload request IDs are to be even and all response packets are the ID of the request plus one. See Apendix A for protocol payload ID definitions.</text:p>
      <text:p text:style-name="P21"/>
      <text:p text:style-name="P30">Sequence Numbers</text:p>
      <text:p text:style-name="P22"/>
      <text:p text:style-name="P23">The protocol provides a facility for packets to be identified by sequence number as well as just type and timing. If a sequence number is supplied and flagged it will be returned just the same. Asynchronous packets will not carry sequence numbers, and it is perfectly acceptable to not use them at all. They are provided as an option for tuning authors to use.</text:p>
      <text:p text:style-name="P22"/>
      <text:p text:style-name="P30">Length Of Payload</text:p>
      <text:p text:style-name="P22"/>
      <text:p text:style-name="P22">Length from the end of the header to the end of the payload NOT including the checksum, header or packet delimiters, and before escaping occurs.</text:p>
      <text:p text:style-name="P37">General Information</text:p>
      <text:p text:style-name="P34"/>
      <text:p text:style-name="P34"/>
      <text:p text:style-name="P29"><text:span text:style-name="T5">Flow Control</text:span><text:line-break/></text:p>
      <text:p text:style-name="P20"><text:span text:style-name="T3">Upon receiving a packet that requires a response the EMS will be responsible for disabling receipt of further requests by disabling the receive register full interrupt. By this mechanism it can ignore </text:span><text:span text:style-name="T4">subsequent requests until the current packet is dealt with and the receive buffer free again. The external device should expect messages to be ignored up until the first byte of the response packet comes back. If datalog streaming is enabled it will not be possible to determine whether or not the packet is the response until it is completely received. Instead, it is probably better to wait for some short period after a packet is transmitted and delay sending further packets until after that period is over. No harm can be done by sending packets while the device is not listening, they will just be ignored. RS232 hardware flow control is not used as it is rarely implemented correctly or even at all in common physical implementations.</text:span></text:p>
      <text:p text:style-name="P8"/>
      <text:p text:style-name="P8"/>
      <text:p text:style-name="P15">Reliable Transmission</text:p>
      <text:p text:style-name="P8"/>
      <text:p text:style-name="P10">In all cases the external software will be responsible for ensuring unacknowledged messages sent to the EMS are resent. The EMS will work on a “best effort” basis to handle all requests promptly, however that can not be guaranteed.</text:p>
      <text:p text:style-name="P8"/>
      <text:p text:style-name="P8">Several generic methods of recognising bad data exist :</text:p>
      <text:p text:style-name="P8"/>
      <text:list xml:id="list660101727" text:style-name="L3">
        <text:list-item>
          <text:p text:style-name="P42">Checksum does not match that supplied.</text:p>
        </text:list-item>
        <text:list-item>
          <text:p text:style-name="P42">Packet length in the header (if present) does not match the actual length received.</text:p>
        </text:list-item>
        <text:list-item>
          <text:p text:style-name="P42">Packet is larger than the maximum allowed size.</text:p>
        </text:list-item>
        <text:list-item>
          <text:p text:style-name="P42">The payload length does not match that of the payload ID (where fixed and defined)</text:p>
        </text:list-item>
      </text:list>
      <text:p text:style-name="P8"/>
      <text:p text:style-name="P13">In addition, the specifics of how each different physical layer operates will provide further means of recognising bad packet data as will the different payload types.</text:p>
      <text:p text:style-name="P27"/>
      <text:p text:style-name="P27"/>
      <text:p text:style-name="P30">Packet Size</text:p>
      <text:p text:style-name="P27"/>
      <text:p text:style-name="P28">Packet size is only limited by the size of the payload size field and the specific implementations hardware software setup. Currently FreeEMS Vanilla only requires ~2k packet size to be handled, however up to 64k is supported by the 16 bit size field. This will ensure it stays useful for a longer time and will therefore allow tool re-use too. If larger data blocks need to be sent in some future Free EMS implementation then the data can be packetised down inside this format without much difficulty. Each implementation should provide the facility to request the maximum permissible packet size.</text:p>
      <text:p text:style-name="P27"/>
      <text:p text:style-name="P27"/>
      <text:p text:style-name="P30">Protocol Layers</text:p>
      <text:p text:style-name="P27"/>
      <text:list xml:id="list1226449490" text:style-name="L4">
        <text:list-item>
          <text:p text:style-name="P47">Physical layers : UART over RS232 or USB, CAN, SPI, I2C etc</text:p>
        </text:list-item>
        <text:list-item>
          <text:p text:style-name="P47">Data layer (UART) : escaping/start/stop/bit format/etc</text:p>
        </text:list-item>
        <text:list-item>
          <text:p text:style-name="P47">Data layer (CAN) : yet to be determined</text:p>
        </text:list-item>
        <text:list-item>
          <text:p text:style-name="P47">Packet layer : generic across all mediums</text:p>
        </text:list-item>
        <text:list-item>
          <text:p text:style-name="P43">Application layer : device/firmware specific</text:p>
        </text:list-item>
      </text:list>
      <text:p text:style-name="P12"/>
      <text:p text:style-name="P12"/>
      <text:p text:style-name="P15">Response Times</text:p>
      <text:p text:style-name="P12"/>
      <text:p text:style-name="P12">To be defined once implemented and tested. Thanks EdG!</text:p>
      <text:p text:style-name="P40">UART Specifc Information</text:p>
      <text:p text:style-name="P9"/>
      <text:p text:style-name="P8"/>
      <text:p text:style-name="P15">Packet Data Format</text:p>
      <text:p text:style-name="P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STX</text:p>
          </table:table-cell>
          <table:table-cell table:style-name="Table8.A1" office:value-type="string">
            <text:p text:style-name="P3">Data Packet ( Header Payload and Checksum) – 4 – Max Bytes</text:p>
          </table:table-cell>
          <table:table-cell table:style-name="Table8.C1" office:value-type="string">
            <text:p text:style-name="P3">ETX</text:p>
          </table:table-cell>
        </table:table-row>
      </table:table>
      <text:p text:style-name="P22"/>
      <text:p text:style-name="P23">This is a diagram of a single packet of data, in a serial stream. <text:s/>STX and ETX are single bytes that mark the start and end of the packet (the escaping scheme). <text:s/>Should the data flow be interrupted, the data flow can be picked back up again, by looking for the STX byte. This escaped and delimited packet scheme affords a number of opportunities to catch corrupt data as seen in the Reliable transmission section.</text:p>
      <text:p text:style-name="P33"/>
      <text:p text:style-name="P16"/>
      <text:p text:style-name="P15">Bitwise Byte Format</text:p>
      <text:p text:style-name="P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Start</text:p>
          </table:table-cell>
          <table:table-cell table:style-name="Table7.A1" office:value-type="string">
            <text:p text:style-name="P3">8 data bits</text:p>
          </table:table-cell>
          <table:table-cell table:style-name="Table7.A1" office:value-type="string">
            <text:p text:style-name="P3">Parity</text:p>
          </table:table-cell>
          <table:table-cell table:style-name="Table7.D1" office:value-type="string">
            <text:p text:style-name="P3">Stop</text:p>
          </table:table-cell>
        </table:table-row>
      </table:table>
      <text:p text:style-name="P24"/>
      <text:p text:style-name="P28">Low level 9 bit data format consisting of 11 bits total. One start bit (low), 8 data bits, one hardware generated odd parity bit, one stop bit (high). See MC9S12XDP512V2.pdf section 11.4.3 page 495</text:p>
      <text:p text:style-name="P27"/>
      <text:p text:style-name="P28"/>
      <text:p text:style-name="P15">Escaping Scheme</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22">Description</text:p>
          </table:table-cell>
          <table:table-cell table:style-name="Table2.A1" office:value-type="string">
            <text:p text:style-name="P22">Byte Value </text:p>
          </table:table-cell>
          <table:table-cell table:style-name="Table2.C1" office:value-type="string">
            <text:p text:style-name="P22">Escaped Pair </text:p>
          </table:table-cell>
        </table:table-row>
        <table:table-row>
          <table:table-cell table:style-name="Table2.A2" office:value-type="string">
            <text:p text:style-name="P22">Start byte (STX)</text:p>
          </table:table-cell>
          <table:table-cell table:style-name="Table2.A2" office:value-type="string">
            <text:p text:style-name="P22">0xAA</text:p>
          </table:table-cell>
          <table:table-cell table:style-name="Table2.C2" office:value-type="string">
            <text:p text:style-name="P22">0xBB 0x55</text:p>
          </table:table-cell>
        </table:table-row>
        <table:table-row>
          <table:table-cell table:style-name="Table2.A2" office:value-type="string">
            <text:p text:style-name="P22">Escape byte (ESC)</text:p>
          </table:table-cell>
          <table:table-cell table:style-name="Table2.A2" office:value-type="string">
            <text:p text:style-name="P22">0xBB</text:p>
          </table:table-cell>
          <table:table-cell table:style-name="Table2.C2" office:value-type="string">
            <text:p text:style-name="P22">0xBB 0x44</text:p>
          </table:table-cell>
        </table:table-row>
        <table:table-row>
          <table:table-cell table:style-name="Table2.A2" office:value-type="string">
            <text:p text:style-name="P22">End byte (ETX)</text:p>
          </table:table-cell>
          <table:table-cell table:style-name="Table2.A2" office:value-type="string">
            <text:p text:style-name="P22">0xCC</text:p>
          </table:table-cell>
          <table:table-cell table:style-name="Table2.C2" office:value-type="string">
            <text:p text:style-name="P22">0xBB 0x33</text:p>
          </table:table-cell>
        </table:table-row>
      </table:table>
      <text:p text:style-name="P7"/>
      <text:p text:style-name="P23">All packets start with STX, and end with ETX. <text:s/>Should any of STX, ETX or ESC occur within the packet contents (including the header and checksum), it must be “escaped”, with a preceding ESC byte and the byte itself XOR'ed with the value 0xFF. This will yield the following easy to recognise pairs in the stream :</text:p>
      <text:p text:style-name="P10"/>
      <text:p text:style-name="P23">If the character 0xBB is found in the raw stream without 0x55, 0x44 or 0x33 following it, the stream and therefore packet is corrupt and invalid and should be discarded.</text:p>
      <text:p text:style-name="P27"/>
      <text:p text:style-name="P27"/>
      <text:p text:style-name="P15">UART Specific Error Detection</text:p>
      <text:p text:style-name="P8"/>
      <text:p text:style-name="P8">This section is supplementary to the things mentioned in the reliable delivery section above. The following things should be checked for when interacting over a UART connection of any sort :</text:p>
      <text:p text:style-name="P8"/>
      <text:list xml:id="list38295080" text:style-name="L5">
        <text:list-item>
          <text:p text:style-name="P50"><text:span text:style-name="T4">Start byte found before stop</text:span><text:span text:style-name="T3"> byte while inside a packet.</text:span></text:p>
        </text:list-item>
        <text:list-item>
          <text:p text:style-name="P48">Escape byte not followed by an escaped special byte.</text:p>
        </text:list-item>
        <text:list-item>
          <text:p text:style-name="P48">Parity bit errors at the byte level.</text:p>
        </text:list-item>
        <text:list-item>
          <text:p text:style-name="P48">Framing errors</text:p>
        </text:list-item>
        <text:list-item>
          <text:p text:style-name="P48">Overrun errors</text:p>
        </text:list-item>
        <text:list-item>
          <text:p text:style-name="P48">Noise errors</text:p>
        </text:list-item>
      </text:list>
      <text:p text:style-name="P27"/>
      <text:p text:style-name="P27">Note, not all of these signals will be available on all devices, but whatever is available should be used to ensure a highly robust serial solution is implemented. After all, the EMS code can only confirm that the received data is in good condition, it can not be responsible for the integrity of the data it sends out as it could easily be corrupted in transit.</text:p>
      <text:p text:style-name="P27"/>
      <text:p text:style-name="P27">Note : The checksum doesn't cover the start, stop, escape or escaped bytes, only the original packet data.</text:p>
      <text:p text:style-name="P37">CAN Specific Information</text:p>
      <text:p text:style-name="P32"/>
      <text:p text:style-name="P32">Yet to be determined.</text:p>
      <text:p text:style-name="P32"/>
      <text:p text:style-name="P32"/>
      <text:p text:style-name="P37">Appendix A</text:p>
      <text:p text:style-name="P41"/>
      <text:p text:style-name="P27"><text:span text:style-name="T1">Payload ID functions and desc</text:span>riptions :</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ID</text:p>
          </table:table-cell>
          <table:table-cell table:style-name="Table5.A1" office:value-type="string">
            <text:p text:style-name="P2">Name</text:p>
          </table:table-cell>
          <table:table-cell table:style-name="Table5.A1" office:value-type="string">
            <text:p text:style-name="P2">Type</text:p>
          </table:table-cell>
          <table:table-cell table:style-name="Table5.A1" office:value-type="string">
            <text:p text:style-name="P2">Size</text:p>
          </table:table-cell>
          <table:table-cell table:style-name="Table5.E1" office:value-type="string">
            <text:p text:style-name="P2">Description And Format</text:p>
          </table:table-cell>
        </table:table-row>
        <table:table-row>
          <table:table-cell table:style-name="Table5.A2" office:value-type="string">
            <text:p text:style-name="P2">0</text:p>
          </table:table-cell>
          <table:table-cell table:style-name="Table5.A2" office:value-type="string">
            <text:p text:style-name="P5">Interface Version</text:p>
          </table:table-cell>
          <table:table-cell table:style-name="Table5.A2" office:value-type="string">
            <text:p text:style-name="P5">Request</text:p>
          </table:table-cell>
          <table:table-cell table:style-name="Table5.A2" office:value-type="string">
            <text:p text:style-name="P5">0</text:p>
          </table:table-cell>
          <table:table-cell table:style-name="Table5.E2" office:value-type="string">
            <text:p text:style-name="P5">The unique number that identifies the firmware specific interface definition. If this is the same, there should be absolutely no difference in communications. Useful to allow tuning tools to support interface version ranges based on common functionality and different firmwares with the same interface type.</text:p>
          </table:table-cell>
        </table:table-row>
        <table:table-row>
          <table:table-cell table:style-name="Table5.A2" office:value-type="string">
            <text:p text:style-name="P2">1</text:p>
          </table:table-cell>
          <table:table-cell table:style-name="Table5.A2" office:value-type="string">
            <text:p text:style-name="P27">Interfac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5">Details on the semantics of handling and using this field are not yet defined. For now it can simply be used to identify whether the API and data layout are AT ALL changed from previous versions. That is not good enough in the long term, though.</text:p>
          </table:table-cell>
        </table:table-row>
        <table:table-row>
          <table:table-cell table:style-name="Table5.A2" office:value-type="string">
            <text:p text:style-name="P2">2</text:p>
          </table:table-cell>
          <table:table-cell table:style-name="Table5.A2" office:value-type="string">
            <text:p text:style-name="P27">Firmware Version</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5">The unique string that identifies the firmware version running on the device. Useful for associating behaviours, issues and bugs with specific code versions.</text:p>
          </table:table-cell>
        </table:table-row>
        <table:table-row>
          <table:table-cell table:style-name="Table5.A2" office:value-type="string">
            <text:p text:style-name="P2">3</text:p>
          </table:table-cell>
          <table:table-cell table:style-name="Table5.A2" office:value-type="string">
            <text:p text:style-name="P27">Firmwar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2">An arbitrary string 16 to 256 bytes long uniquely describing the firmware version running on the device.</text:p>
          </table:table-cell>
        </table:table-row>
        <table:table-row>
          <table:table-cell table:style-name="Table5.A2" office:value-type="string">
            <text:p text:style-name="P2">4</text:p>
          </table:table-cell>
          <table:table-cell table:style-name="Table5.A2" office:value-type="string">
            <text:p text:style-name="P27">Max Packet Size</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2">Ask the controller to tell us how large in bytes the maximum packet it can handle is. The size is measured from the end of start byte to beginning of stop byte including the header, payload and checksum regions.</text:p>
          </table:table-cell>
        </table:table-row>
        <table:table-row>
          <table:table-cell table:style-name="Table5.A2" office:value-type="string">
            <text:p text:style-name="P2">5</text:p>
          </table:table-cell>
          <table:table-cell table:style-name="Table5.A2" office:value-type="string">
            <text:p text:style-name="P27">Max Packet Size</text:p>
          </table:table-cell>
          <table:table-cell table:style-name="Table5.A2" office:value-type="string">
            <text:p text:style-name="P27">Response</text:p>
          </table:table-cell>
          <table:table-cell table:style-name="Table5.A2" office:value-type="string">
            <text:p text:style-name="P27">2</text:p>
          </table:table-cell>
          <table:table-cell table:style-name="Table5.E2" office:value-type="string">
            <text:p text:style-name="P2">16 bit unsigned integer packet size.</text:p>
          </table:table-cell>
        </table:table-row>
        <table:table-row>
          <table:table-cell table:style-name="Table5.A2" office:value-type="string">
            <text:p text:style-name="P2">6</text:p>
          </table:table-cell>
          <table:table-cell table:style-name="Table5.A2" office:value-type="string">
            <text:p text:style-name="P27">Echo Packet</text:p>
          </table:table-cell>
          <table:table-cell table:style-name="Table5.A2" office:value-type="string">
            <text:p text:style-name="P27">Request</text:p>
          </table:table-cell>
          <table:table-cell table:style-name="Table5.A2" office:value-type="string">
            <text:p text:style-name="P27">Any</text:p>
          </table:table-cell>
          <table:table-cell table:style-name="Table5.E2" office:value-type="string">
            <text:p text:style-name="P2">Wrap and return the entire packet as the payload.</text:p>
          </table:table-cell>
        </table:table-row>
        <table:table-row>
          <table:table-cell table:style-name="Table5.A2" office:value-type="string">
            <text:p text:style-name="P2">7</text:p>
          </table:table-cell>
          <table:table-cell table:style-name="Table5.A2" office:value-type="string">
            <text:p text:style-name="P27">Echoed Packet</text:p>
          </table:table-cell>
          <table:table-cell table:style-name="Table5.A2" office:value-type="string">
            <text:p text:style-name="P27">Response</text:p>
          </table:table-cell>
          <table:table-cell table:style-name="Table5.A2" office:value-type="string">
            <text:p text:style-name="P27">Any</text:p>
          </table:table-cell>
          <table:table-cell table:style-name="Table5.E2" office:value-type="string">
            <text:p text:style-name="P5">The wrapped packet returned.</text:p>
          </table:table-cell>
        </table:table-row>
        <table:table-row>
          <table:table-cell table:style-name="Table5.A2" office:value-type="string">
            <text:p text:style-name="P2">8</text:p>
          </table:table-cell>
          <table:table-cell table:style-name="Table5.A2" office:value-type="string">
            <text:p text:style-name="P27">Soft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software reset itself.</text:p>
          </table:table-cell>
        </table:table-row>
        <table:table-row>
          <table:table-cell table:style-name="Table5.A2" office:value-type="string">
            <text:p text:style-name="P2">10</text:p>
          </table:table-cell>
          <table:table-cell table:style-name="Table5.A2" office:value-type="string">
            <text:p text:style-name="P27">Hard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hardware reset itself. (complete)</text:p>
          </table:table-cell>
        </table:table-row>
        <table:table-row>
          <table:table-cell table:style-name="Table5.A2" office:value-type="string">
            <text:p text:style-name="P2">13</text:p>
          </table:table-cell>
          <table:table-cell table:style-name="Table5.A2" office:value-type="string">
            <text:p text:style-name="P27">Error/Exception</text:p>
          </table:table-cell>
          <table:table-cell table:style-name="Table5.A2" office:value-type="string">
            <text:p text:style-name="P27">Assertion</text:p>
          </table:table-cell>
          <table:table-cell table:style-name="Table5.A2" office:value-type="string">
            <text:p text:style-name="P27">2</text:p>
          </table:table-cell>
          <table:table-cell table:style-name="Table5.E2" office:value-type="string">
            <text:p text:style-name="P5">16 bit unsigned integer error number.</text:p>
          </table:table-cell>
        </table:table-row>
        <table:table-row>
          <table:table-cell table:style-name="Table5.A2" office:value-type="string">
            <text:p text:style-name="P2">15</text:p>
          </table:table-cell>
          <table:table-cell table:style-name="Table5.A2" office:value-type="string">
            <text:p text:style-name="P27">Debug String</text:p>
          </table:table-cell>
          <table:table-cell table:style-name="Table5.A2" office:value-type="string">
            <text:p text:style-name="P27">Assertion</text:p>
          </table:table-cell>
          <table:table-cell table:style-name="Table5.A2" office:value-type="string">
            <text:p text:style-name="P27">Any</text:p>
          </table:table-cell>
          <table:table-cell table:style-name="Table5.E2" office:value-type="string">
            <text:p text:style-name="P5">Free form null terminated string for debug purposes.</text:p>
          </table:table-cell>
        </table:table-row>
      </table:table>
      <text:p text:style-name="P35"/>
      <text:p text:style-name="P35">* Note, soft and hard reset behaviour is implementation dependent and both may behave the same way as each other.</text:p>
      <text:p text:style-name="P35"/>
      <text:p text:style-name="P27">ID : Payload ID number which uniquely identifies the purpose and format of the data contained in the payload.</text:p>
      <text:p text:style-name="P27"/>
      <text:p text:style-name="P27">Type Key :</text:p>
      <text:p text:style-name="P27"/>
      <text:list xml:id="list177559763" text:style-name="L6">
        <text:list-item>
          <text:p text:style-name="P49">Request – A message sent from a tuning device or similar to an embedded device or similar. Typically PC &gt; EMS</text:p>
        </text:list-item>
        <text:list-item>
          <text:p text:style-name="P49">Response – The reply to a request from an embedded device or similar to a tuning device or similar. Typically EMS &gt; PC</text:p>
        </text:list-item>
        <text:list-item>
          <text:p text:style-name="P49">Command - A message sent from a tuning device or similar to an embedded device or similar. Typically PC &gt; EMS</text:p>
        </text:list-item>
        <text:list-item>
          <text:p text:style-name="P49">Assertion - A message sent from an embedded device or similar to a tuning device or similar. Typically EMS &gt; PC</text:p>
        </text:list-item>
      </text:list>
      <text:p text:style-name="P27"/>
      <text:p text:style-name="P27">Size : Payload size is in bytes from end of header to beginning of checksum.</text:p>
      <text:p text:style-name="P27"/>
      <text:p text:style-name="P27">Description And Format : The purpose of this particular payload type and how the data is laid out.</text:p>
      <text:p text:style-name="P27"/>
      <text:p text:style-name="P27">Note :</text:p>
      <text:p text:style-name="P27"/>
      <text:p text:style-name="P31">This table is liable to be extended in subsequent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Z"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4T23:57:35</meta:creation-date>
    <dc:date>2010-12-28T17:32:44</dc:date>
    <meta:editing-cycles>132</meta:editing-cycles>
    <meta:editing-duration>PT369H03M33S</meta:editing-duration>
    <dc:creator>Fred Cooke</dc:creator>
    <meta:document-statistic meta:table-count="7" meta:image-count="0" meta:object-count="0" meta:page-count="8" meta:paragraph-count="234" meta:word-count="2264" meta:character-count="13062"/>
    <meta:user-defined meta:name="Info 1"/>
    <meta:user-defined meta:name="Info 2"/>
    <meta:user-defined meta:name="Info 3"/>
    <meta:user-defined meta:name="Info 4"/>
  </office:meta>
</office:document-meta>
</file>